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line-height="100%"/>
      <style:text-properties style:font-name="Liberation Sans" fo:font-size="11pt" fo:font-weight="bold" officeooo:rsid="001cbcdf" officeooo:paragraph-rsid="001cbcdf" style:font-size-asian="11pt" style:font-weight-asian="bold" style:font-size-complex="11pt" style:font-weight-complex="bold"/>
    </style:style>
    <style:style style:name="P2" style:family="paragraph" style:parent-style-name="Standard" style:list-style-name="L1">
      <style:paragraph-properties fo:line-height="100%"/>
      <style:text-properties style:font-name="Liberation Sans" fo:font-size="11pt" fo:font-weight="bold" officeooo:rsid="001ed76e" officeooo:paragraph-rsid="001cbcdf" style:font-size-asian="11pt" style:font-weight-asian="bold" style:font-size-complex="11pt" style:font-weight-complex="bold"/>
    </style:style>
    <style:style style:name="P3" style:family="paragraph" style:parent-style-name="Standard" style:list-style-name="L1">
      <style:paragraph-properties fo:line-height="100%"/>
      <style:text-properties style:font-name="Liberation Sans" fo:font-size="11pt" fo:font-weight="bold" officeooo:rsid="001ce519" officeooo:paragraph-rsid="001cbcdf" style:font-size-asian="11pt" style:font-weight-asian="bold" style:font-size-complex="11pt" style:font-weight-complex="bold"/>
    </style:style>
    <style:style style:name="P4" style:family="paragraph" style:parent-style-name="Standard" style:list-style-name="L1">
      <style:paragraph-properties fo:line-height="100%"/>
      <style:text-properties style:font-name="Liberation Sans" fo:font-size="11pt" officeooo:rsid="001cd60b" officeooo:paragraph-rsid="001cd60b" style:font-size-asian="11pt" style:font-size-complex="11pt"/>
    </style:style>
    <style:style style:name="P5" style:family="paragraph" style:parent-style-name="Standard" style:list-style-name="L1">
      <style:paragraph-properties fo:line-height="100%"/>
      <style:text-properties style:font-name="Liberation Sans" fo:font-size="11pt" officeooo:rsid="00225dfe" officeooo:paragraph-rsid="00225dfe" style:font-size-asian="11pt" style:font-size-complex="11pt"/>
    </style:style>
    <style:style style:name="P6" style:family="paragraph" style:parent-style-name="Standard" style:list-style-name="L1">
      <style:paragraph-properties fo:line-height="100%"/>
      <style:text-properties style:font-name="Liberation Sans" fo:font-size="11pt" officeooo:rsid="00262e06" officeooo:paragraph-rsid="00262e06" style:font-size-asian="11pt" style:font-size-complex="11pt"/>
    </style:style>
    <style:style style:name="P7" style:family="paragraph" style:parent-style-name="Standard" style:list-style-name="L1">
      <style:paragraph-properties fo:line-height="100%"/>
      <style:text-properties style:font-name="Liberation Sans" fo:font-size="11pt" officeooo:rsid="002773be" officeooo:paragraph-rsid="002773be" style:font-size-asian="11pt" style:font-size-complex="11pt"/>
    </style:style>
    <style:style style:name="P8" style:family="paragraph" style:parent-style-name="Standard" style:list-style-name="L1">
      <style:paragraph-properties fo:line-height="100%"/>
      <style:text-properties style:font-name="Liberation Sans" fo:font-size="11pt" officeooo:rsid="0027f2ac" officeooo:paragraph-rsid="0027f2ac" style:font-size-asian="11pt" style:font-size-complex="11pt"/>
    </style:style>
    <style:style style:name="P9" style:family="paragraph" style:parent-style-name="Standard" style:list-style-name="L1">
      <style:paragraph-properties fo:line-height="100%"/>
      <style:text-properties style:font-name="Liberation Sans" fo:font-size="11pt" officeooo:rsid="001ffa3b" officeooo:paragraph-rsid="001cbcdf" style:font-size-asian="11pt" style:font-size-complex="11pt"/>
    </style:style>
    <style:style style:name="P10" style:family="paragraph" style:parent-style-name="Standard" style:list-style-name="L1">
      <style:paragraph-properties fo:line-height="100%"/>
      <style:text-properties style:font-name="Liberation Sans" fo:font-size="11pt" officeooo:rsid="002b5d67" officeooo:paragraph-rsid="002b5d67" style:font-size-asian="11pt" style:font-size-complex="11pt"/>
    </style:style>
    <style:style style:name="P11" style:family="paragraph" style:parent-style-name="Standard" style:list-style-name="L1">
      <style:paragraph-properties fo:line-height="100%"/>
      <style:text-properties fo:font-variant="normal" fo:text-transform="none" fo:color="#000000" style:font-name="Liberation Sans" fo:font-size="11pt" fo:letter-spacing="normal" fo:font-style="normal" fo:font-weight="bold" officeooo:rsid="001cbcdf" officeooo:paragraph-rsid="001cbcdf" style:font-size-asian="11pt" style:font-weight-asian="bold" style:font-size-complex="11pt" style:font-weight-complex="bold"/>
    </style:style>
    <style:style style:name="T1" style:family="text">
      <style:text-properties fo:font-variant="normal" fo:text-transform="none" fo:color="#000000" fo:letter-spacing="normal" fo:font-style="normal" officeooo:rsid="001cbcdf"/>
    </style:style>
    <style:style style:name="T2" style:family="text">
      <style:text-properties fo:font-variant="normal" fo:text-transform="none" fo:color="#000000" fo:letter-spacing="normal" fo:font-style="normal" officeooo:rsid="00262e06"/>
    </style:style>
    <style:style style:name="T3" style:family="text">
      <style:text-properties fo:font-weight="bold" officeooo:rsid="001cbcdf" style:font-weight-asian="bold" style:font-weight-complex="bold"/>
    </style:style>
    <style:style style:name="T4" style:family="text">
      <style:text-properties officeooo:rsid="001e86cc"/>
    </style:style>
    <style:style style:name="T5" style:family="text">
      <style:text-properties officeooo:rsid="0020f46b"/>
    </style:style>
    <style:style style:name="T6" style:family="text">
      <style:text-properties officeooo:rsid="0024d0e3"/>
    </style:style>
    <style:style style:name="T7" style:family="text">
      <style:text-properties officeooo:rsid="002b3265"/>
    </style:style>
    <style:style style:name="T8" style:family="text">
      <style:text-properties officeooo:rsid="002b5d67"/>
    </style:style>
    <style:style style:name="T9" style:family="text">
      <style:text-properties officeooo:rsid="002c3d2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9918393046174371" text:style-name="L1">
        <text:list-item>
          <text:p text:style-name="P1">Hva er en algoritme?</text:p>
          <text:list>
            <text:list-item>
              <text:p text:style-name="P4">En algoritme er en detaljert beskrivelse av handlinger som skal utføres for å løse <text:span text:style-name="T4">ett eller flere problemer. En algoritme kan ses på som en oppskrift eller en framgangsmetode. </text:span></text:p>
            </text:list-item>
          </text:list>
        </text:list-item>
        <text:list-item>
          <text:p text:style-name="P11">Hvis du hadde fått <text:span text:style-name="T5">i</text:span> oppgave å skrive en meget vanskelig algoritme, hva kunne du gjort for å gjøre implementasjonen lettere?</text:p>
          <text:list>
            <text:list-item>
              <text:p text:style-name="P5">Planlegging er en viktig del. Lag en grundig oversikt over hva problemet er, hvilke midler man har å bruke, og hvordan resultatet skal bli. Planlegg hvordan problemet kan løses (<text:span text:style-name="T6">pseudokode, flytdiagram?</text:span>), deretter kan man skrive programmet/algoritmen/framgangsmåten ned. Etter det er gjort, reflekter over implementasjonen og se om den kan effektiviseres.</text:p>
            </text:list-item>
          </text:list>
        </text:list-item>
        <text:list-item>
          <text:p text:style-name="P2"><text:span text:style-name="T1">Hva vil det si at en algoritme har kjøre tid på O(</text:span><text:span text:style-name="T2">n</text:span><text:span text:style-name="T1">^2)? Nevn noen eksempler på slike algoritmer?</text:span> </text:p>
          <text:list>
            <text:list-item>
              <text:p text:style-name="P6"><text:span text:style-name="T7">Hvis du skal sjekke et helt brett, der brettet har bredde og høyde n, så blir kjøretiden om trent proporsjonal med n^2. En smartere algoritme vil sjekke færre deler av brettet, og dermed ha lavere kjøretid. Å sjekke en matrise er et eksempel på en slik algoritme. “</text:span>Insertion sort” <text:span text:style-name="T7">er en annen.</text:span></text:p>
            </text:list-item>
          </text:list>
        </text:list-item>
        <text:list-item>
          <text:p text:style-name="P3"><text:span text:style-name="T1">Hva er en rekursiv algoritme? Hva skiller denne fra en iterativ algoritme?</text:span> </text:p>
          <text:list>
            <text:list-item>
              <text:p text:style-name="P7">En algoritme som kaller på seg selv. <text:span text:style-name="T7">Algoritmen tar gjerne inn en verdi, og kaller på seg selv med en annen verdi, f.eks. Verdien den fikk inn delt på to. I dette tilfellet stopper man da verdien er liten nok, og man returnerer opp stegvis. </text:span></text:p>
            </text:list-item>
          </text:list>
        </text:list-item>
        <text:list-item>
          <text:p text:style-name="P11">Hvilke utviklingsmodeller finnes? Hva er forskjellen mellom de?</text:p>
          <text:list>
            <text:list-item>
              <text:p text:style-name="P8"><text:span text:style-name="T8">Waterfall, </text:span>Agile, Scrum <text:span text:style-name="T7">og flere. Agile og Scrum er ganske like, Scrum går ut på “sprints”, utviklingsintervaller. Etter et intervall reflekterer man over intervallet, hvilke lekser man kan lære til neste gang, og hva som skal gjøres I neste intervall. I Agile er et intervall kalt en iterasjon, der gruppen går gjennom en hel utviklingssyklus, som inkluderer planlegging, kravsanalyse, design, koding, testing osv. Scrum er en spesifikk type av Agile.</text:span></text:p>
            </text:list-item>
          </text:list>
        </text:list-item>
        <text:list-item>
          <text:p text:style-name="P9"><text:s/><text:span text:style-name="T3">Hva definerer en smidig utviklingsprosess?</text:span></text:p>
          <text:list>
            <text:list-item>
              <text:p text:style-name="P10">Agile på norsk er smidig, så litt forklart I forrige spørsmål.</text:p>
            </text:list-item>
          </text:list>
        </text:list-item>
        <text:list-item>
          <text:p text:style-name="P1">Når er programvare ferdig utviklet?</text:p>
          <text:list>
            <text:list-item>
              <text:p text:style-name="P10">Programvare er I teorien ferdig utviklet når den har gått gjennom de forskjellige stegene som inngår I å utvikle programvare. De stegene inkluderer å utvikle funksjonene, og når funksjonene er ferdigutviklet må testing benyttes for å finne og eliminere eventuelle bugs. Når en passende mengde med bugs er eliminert, er programvaren klar. Man klarer sjeldent å eliminere alle programfeil, <text:span text:style-name="T9">så når man skal sette ned foten og si at programvaren er ferdig er vanskelig å bestem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6:52:03.064995172</meta:creation-date>
    <meta:generator>LibreOffice/5.0.2.2$Windows_x86 LibreOffice_project/37b43f919e4de5eeaca9b9755ed688758a8251fe</meta:generator>
    <dc:date>2015-11-20T19:38:03.401000000</dc:date>
    <meta:editing-duration>PT36M42S</meta:editing-duration>
    <meta:editing-cycles>16</meta:editing-cycles>
    <meta:document-statistic meta:table-count="0" meta:image-count="0" meta:object-count="0" meta:page-count="1" meta:paragraph-count="14" meta:word-count="420" meta:character-count="2534" meta:non-whitespace-character-count="2137"/>
  </office:meta>
</office:document-meta>
</file>